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-foo"/>Test <text:span text:style-name="Source_20_Text">foo</text:span><text:bookmark-end text:name="test-foo"/></text:h>
      <text:p text:style-name="First_20_paragraph">Hello <text:span text:style-name="Source_20_Text">world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 fo:language="zxx"/>
    </style:style>
    <style:style style:display-name="Source Text" style:family="text" style:name="Source_20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9</meta:generator>
    <dc:title/>
    <dc:description/>
    <dc:subject/>
    <meta:keyword/>
    <meta:initial-creator/>
    <dc:creator/>
    <meta:creation-date>1980-01-01T00:00:00Z</meta:creation-date>
    <dc:date>1980-01-01T00:00:00Z</dc:date>
  </office:meta>
</office:document-meta>
</file>